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" svg:font-family="Courier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9c5c7" draw:gradient-step-count="64" draw:fill-image-width="0cm" draw:fill-image-height="0cm" draw:textarea-horizontal-align="justify" draw:textarea-vertical-align="middle" draw:auto-grow-height="false" fo:min-height="4.75cm" fo:min-width="20.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536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4.438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37cm"/>
    </style:style>
    <style:style style:name="gr5" style:family="graphic" style:parent-style-name="standard">
      <style:graphic-properties draw:stroke="none" draw:fill="none" draw:fill-color="#23ff23" draw:fill-image-width="0cm" draw:fill-image-height="0cm" fo:min-height="21.55cm"/>
    </style:style>
    <style:style style:name="gr6" style:family="graphic" style:parent-style-name="standard" style:list-style-name="L2">
      <style:graphic-properties draw:stroke="none" svg:stroke-width="0.05cm" svg:stroke-color="#ff6633" draw:marker-start-width="0.275cm" draw:marker-end-width="0.275cm" draw:fill="none" draw:fill-color="#23ff23" draw:fill-image-width="0cm" draw:fill-image-height="0cm" draw:auto-grow-height="false" fo:min-height="6.74cm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svg:stroke-width="0.05cm" svg:stroke-color="#ff6633" draw:marker-start-width="0.285cm" draw:marker-end-width="0.285cm" draw:fill="none" draw:fill-color="#23ff23" draw:fill-image-width="0cm" draw:fill-image-height="0cm" draw:auto-grow-height="false" fo:min-height="6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81cm"/>
    </style:style>
    <style:style style:name="gr9" style:family="graphic" style:parent-style-name="standard">
      <style:graphic-properties draw:stroke="none" svg:stroke-color="#000000" draw:fill="none" draw:fill-color="#ffffff" fo:min-height="0.695cm"/>
    </style:style>
    <style:style style:name="co1" style:family="table-column">
      <style:table-column-properties style:column-width="2.52cm" style:use-optimal-column-width="false"/>
    </style:style>
    <style:style style:name="co2" style:family="table-column">
      <style:table-column-properties style:column-width="14.283cm" style:use-optimal-column-width="false"/>
    </style:style>
    <style:style style:name="co3" style:family="table-column">
      <style:table-column-properties style:column-width="3.197cm" style:use-optimal-column-width="false"/>
    </style:style>
    <style:style style:name="co4" style:family="table-column">
      <style:table-column-properties style:column-width="2.242cm" style:use-optimal-column-width="false"/>
    </style:style>
    <style:style style:name="co5" style:family="table-column">
      <style:table-column-properties style:column-width="14.062cm" style:use-optimal-column-width="false"/>
    </style:style>
    <style:style style:name="co6" style:family="table-column">
      <style:table-column-properties style:column-width="3.784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co8" style:family="table-column">
      <style:table-column-properties style:column-width="14.154cm" style:use-optimal-column-width="false"/>
    </style:style>
    <style:style style:name="co9" style:family="table-column">
      <style:table-column-properties style:column-width="3.886cm" style:use-optimal-column-width="false"/>
    </style:style>
    <style:style style:name="co10" style:family="table-column">
      <style:table-column-properties style:column-width="18.899cm" style:use-optimal-column-width="false"/>
    </style:style>
    <style:style style:name="ro1" style:family="table-row">
      <style:table-row-properties style:row-height="6.211cm"/>
    </style:style>
    <style:style style:name="ro2" style:family="table-row">
      <style:table-row-properties style:row-height="5.001cm"/>
    </style:style>
    <style:style style:name="ro3" style:family="table-row">
      <style:table-row-properties style:row-height="3.979cm"/>
    </style:style>
    <style:style style:name="ro4" style:family="table-row">
      <style:table-row-properties style:row-height="2.331cm"/>
    </style:style>
    <style:style style:name="ro5" style:family="table-row">
      <style:table-row-properties style:row-height="2.184cm"/>
    </style:style>
    <style:style style:name="ro6" style:family="table-row">
      <style:table-row-properties style:row-height="1.223cm"/>
    </style:style>
    <style:style style:name="ro7" style:family="table-row">
      <style:table-row-properties style:row-height="1.646cm"/>
    </style:style>
    <style:style style:name="ro8" style:family="table-row">
      <style:table-row-properties style:row-height="1.436cm"/>
    </style:style>
    <style:style style:name="ro9" style:family="table-row">
      <style:table-row-properties style:row-height="1.404cm"/>
    </style:style>
    <style:style style:name="ro10" style:family="table-row">
      <style:table-row-properties style:row-height="1.145cm"/>
    </style:style>
    <style:style style:name="ro11" style:family="table-row">
      <style:table-row-properties style:row-height="1.795cm"/>
    </style:style>
    <style:style style:name="ro12" style:family="table-row">
      <style:table-row-properties style:row-height="1.357cm"/>
    </style:style>
    <style:style style:name="ro13" style:family="table-row">
      <style:table-row-properties style:row-height="1.325cm"/>
    </style:style>
    <style:style style:name="ro14" style:family="table-row">
      <style:table-row-properties style:row-height="1.088cm"/>
    </style:style>
    <style:style style:name="ro15" style:family="table-row">
      <style:table-row-properties style:row-height="1.146cm"/>
    </style:style>
    <style:style style:name="ro16" style:family="table-row">
      <style:table-row-properties style:row-height="1.235cm"/>
    </style:style>
    <style:style style:name="ro17" style:family="table-row">
      <style:table-row-properties style:row-height="2.038cm"/>
    </style:style>
    <style:style style:name="ro18" style:family="table-row">
      <style:table-row-properties style:row-height="2.099cm"/>
    </style:style>
    <style:style style:name="ro19" style:family="table-row">
      <style:table-row-properties style:row-height="1.966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ce3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10pt" style:font-size-asian="10pt" style:font-weight-asian="normal" style:font-size-complex="10pt"/>
    </style:style>
    <style:style style:name="ce4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9pt" style:font-size-asian="9pt" style:font-weight-asian="normal" style:font-size-complex="9pt"/>
    </style:style>
    <style:style style:name="ce6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7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0pt" style:font-size-asian="10pt" style:font-size-complex="10pt"/>
    </style:style>
    <style:style style:name="ce10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1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2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Calibri" fo:font-size="11pt" style:font-size-asian="11pt" style:font-size-complex="11pt"/>
    </style:style>
    <style:style style:name="ce14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" style:family="paragraph">
      <loext:graphic-properties draw:fill="solid" draw:fill-color="#59c5c7" draw:gradient-step-count="64" draw:fill-image-width="0cm" draw:fill-image-height="0cm"/>
      <style:paragraph-properties fo:text-align="center"/>
      <style:text-properties fo:language="en" fo:country="GB"/>
    </style:style>
    <style:style style:name="P2" style:family="paragraph">
      <style:paragraph-properties fo:margin-left="0.109cm" fo:margin-right="0cm" fo:text-align="center" fo:text-indent="0cm"/>
    </style:style>
    <style:style style:name="P3" style:family="paragraph">
      <loext:graphic-properties draw:fill="none" draw:fill-color="#ffffff"/>
      <style:paragraph-properties fo:margin-left="0.109cm" fo:margin-right="0cm" fo:text-align="center" fo:text-indent="0cm"/>
      <style:text-properties fo:color="#000000" style:font-name="Myriad Pro" fo:font-size="18pt" fo:language="en" fo:country="GB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margin-left="0.109cm" fo:margin-right="0cm" fo:text-align="start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.109cm" fo:margin-right="0cm" fo:text-align="start" fo:text-indent="0cm"/>
      <style:text-properties fo:color="#000000" style:font-name="Myriad Pro" fo:font-size="12pt" fo:language="en" fo:country="GB" style:font-size-asian="12pt" style:font-size-complex="12pt"/>
    </style:style>
    <style:style style:name="P6" style:family="paragraph">
      <loext:graphic-properties draw:fill="none" draw:fill-color="#ffffff" draw:fill-image-width="0cm" draw:fill-image-height="0cm"/>
      <style:text-properties fo:language="en" fo:country="G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loext:graphic-properties draw:fill="none" draw:fill-color="#23ff23" draw:fill-image-width="0cm" draw:fill-image-height="0cm"/>
      <style:paragraph-properties fo:margin-left="0cm" fo:margin-right="0cm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Myriad Pro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text-properties fo:color="#000000" style:font-name="Myriad Pro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Myriad Pro" fo:font-size="20pt" fo:language="en" fo:country="GB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Myriad Pro" fo:font-size="28pt" fo:language="en" fo:country="GB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Myriad Pro" fo:font-size="12pt" fo:language="en" fo:country="GB" style:font-size-asian="12pt" style:font-size-complex="12pt"/>
    </style:style>
    <style:style style:name="T4" style:family="text">
      <style:text-properties fo:color="#000000" style:font-name="Myriad Pro" fo:font-size="8pt" fo:language="en" fo:country="GB" style:font-size-asian="8pt" style:font-size-complex="8pt"/>
    </style:style>
    <style:style style:name="T5" style:family="text">
      <style:text-properties fo:color="#000000" style:font-name="Myriad Pro" fo:font-size="13pt" fo:language="en" fo:country="GB" style:font-size-asian="13pt" style:font-size-complex="13pt"/>
    </style:style>
    <style:style style:name="T6" style:family="text">
      <style:text-properties fo:color="#000000" style:font-name="Calibri" fo:font-size="10pt" fo:language="en" fo:country="GB" style:text-underline-style="none" fo:font-weight="normal" style:font-name-asian="F19" style:font-size-asian="10pt" style:font-weight-asian="normal" style:font-name-complex="F19" style:font-size-complex="10pt" style:font-weight-complex="normal"/>
    </style:style>
    <style:style style:name="T7" style:family="text">
      <style:text-properties fo:color="#000000" style:font-name="Calibri" fo:font-size="12pt" fo:language="en" fo:country="GB" style:text-underline-style="none" fo:font-weight="normal" style:font-name-asian="F19" style:font-size-asian="12pt" style:font-weight-asian="normal" style:font-name-complex="F19" style:font-size-complex="12pt" style:font-weight-complex="normal"/>
    </style:style>
    <style:style style:name="T8" style:family="text">
      <style:text-properties fo:color="#000000" style:font-name="Myriad Pro" fo:font-size="14pt" fo:language="en" fo:country="GB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T9" style:family="text">
      <style:text-properties fo:color="#ff6633" style:font-name="Myriad Pro" fo:font-size="6pt" fo:language="en" fo:country="GB" style:text-underline-style="solid" style:text-underline-width="auto" style:text-underline-color="font-color" fo:font-weight="bold" style:font-name-asian="Arial1" style:font-size-asian="6pt" style:font-weight-asian="bold" style:font-name-complex="Arial1" style:font-size-complex="6pt" style:font-weight-complex="bold"/>
    </style:style>
    <style:style style:name="T10" style:family="text">
      <style:text-properties fo:color="#000000" style:font-name="Myriad Pro" fo:font-size="10pt" fo:language="en" fo:country="GB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11" style:family="text">
      <style:text-properties fo:color="#ff6633" style:font-name="Myriad Pro" fo:font-size="6pt" fo:language="en" fo:country="GB" style:text-underline-style="none" fo:font-weight="bold" style:font-name-asian="Arial1" style:font-size-asian="6pt" style:font-weight-asian="bold" style:font-name-complex="Arial1" style:font-size-complex="6pt" style:font-weight-complex="bold"/>
    </style:style>
    <style:style style:name="T12" style:family="text"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style:font-name="Myriad Pro" fo:font-size="9pt" style:font-size-asian="9pt" style:font-size-complex="9pt"/>
    </style:style>
    <style:style style:name="T14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style:font-name="Myriad Pro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Myriad Pro" fo:font-size="10pt" style:font-size-asian="10pt" style:font-weight-asian="normal" style:font-size-complex="10pt"/>
    </style:style>
    <style:style style:name="T20" style:family="text">
      <style:text-properties style:font-name="Myriad Pro" fo:font-size="9pt" fo:language="en" fo:country="GB" style:font-size-asian="9pt" style:font-size-complex="9pt"/>
    </style:style>
    <style:style style:name="T21" style:family="text">
      <style:text-properties style:font-name="Myriad Pro" fo:font-size="11pt" fo:language="en" fo:country="GB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style:font-name="Myriad Pro" fo:font-size="9pt" fo:language="en" fo:country="GB" style:font-size-asian="9pt" style:font-weight-asian="normal" style:font-size-complex="9pt"/>
    </style:style>
    <style:style style:name="T23" style:family="text">
      <style:text-properties style:font-name="Myriad Pro" fo:font-size="10pt" fo:language="en" fo:country="GB" style:font-size-asian="10pt" style:font-weight-asian="normal" style:font-size-complex="10pt"/>
    </style:style>
    <style:style style:name="T24" style:family="text">
      <style:text-properties style:font-name="Myriad Pro" fo:font-size="6pt" fo:language="en" fo:country="GB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26" style:family="text">
      <style:text-properties style:font-name="Myriad Pro" fo:font-size="10pt" fo:language="en" fo:country="GB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7" style:family="text">
      <style:text-properties style:font-name="Myriad Pro" fo:font-size="11pt" fo:language="en" fo:country="GB" style:font-size-asian="11pt" style:font-size-complex="11pt"/>
    </style:style>
    <style:style style:name="T28" style:family="text">
      <style:text-properties style:font-name="Myriad Pro" fo:font-size="10pt" style:font-size-asian="10pt" style:font-size-complex="10pt"/>
    </style:style>
    <style:style style:name="T29" style:family="text"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style:font-name="Myriad Pro" fo:font-size="10pt" fo:language="en" fo:country="GB" style:font-size-asian="10pt" style:font-size-complex="10pt"/>
    </style:style>
    <style:style style:name="T31" style:family="text">
      <style:text-properties style:font-name="Calibri" fo:font-size="11pt" fo:language="en" fo:country="GB" style:font-size-asian="11pt" style:font-size-complex="11pt"/>
    </style:style>
    <style:style style:name="T32" style:family="text">
      <style:text-properties style:font-name="Courier" fo:font-size="11pt" fo:language="en" fo:country="GB" style:font-size-asian="11pt" style:font-size-complex="11pt"/>
    </style:style>
    <style:style style:name="T33" style:family="text">
      <style:text-properties style:font-name="Myriad Pro" fo:font-size="6pt" fo:language="en" fo:country="GB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4" style:family="text">
      <style:text-properties style:text-position="sub 58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5" style:family="text">
      <style:text-properties style:text-position="0% 100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style:text-position="0% 100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style:style style:name="T37" style:family="text">
      <style:text-properties style:text-position="super 58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5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3cm" svg:height="3.786cm" svg:x="11.2cm" svg:y="0.589cm">
          <draw:text-box>
            <text:p text:style-name="P2"><text:span text:style-name="T1">Computing for High Energy Physics</text:span></text:p>
            <text:p text:style-name="P2"><text:span text:style-name="T1">-</text:span></text:p>
            <text:p text:style-name="P2"><text:span text:style-name="T1">PhD in High Energy Physics</text:span></text:p>
          </draw:text-box>
        </draw:frame>
        <draw:frame draw:style-name="gr3" draw:text-style-name="P5" draw:layer="layout" svg:width="5.8cm" svg:height="4.688cm" svg:x="0.7cm" svg:y="0.3cm">
          <draw:text-box>
            <text:p text:style-name="P4"><text:span text:style-name="T2">Été Rémi</text:span></text:p>
            <text:p text:style-name="P4"><text:span text:style-name="T3">16/11/1990</text:span></text:p>
            <text:p text:style-name="P4"><text:span text:style-name="T4"/></text:p>
            <text:p text:style-name="P4"><text:span text:style-name="T5"><text:a xlink:href="mailto:remi.ete@gmail.com" xlink:type="simple">remi.ete@gmail.com</text:a></text:span></text:p>
            <text:p text:style-name="P4"><text:span text:style-name="T5"/></text:p>
            <text:p text:style-name="P4"><text:span text:style-name="T5">http://lyorete.sytes.net</text:span></text:p>
            <text:p text:style-name="P4"><text:span text:style-name="T5">https://github.com/rete</text:span></text:p>
            <text:p text:style-name="P4"><text:span text:style-name="T5"/></text:p>
            <text:p text:style-name="P4"><text:span text:style-name="T5">Driving licence A and B</text:span></text:p>
          </draw:text-box>
        </draw:frame>
        <draw:frame draw:style-name="gr4" draw:text-style-name="P6" draw:layer="layout" svg:width="3.2cm" svg:height="1.187cm" svg:x="16.6cm" svg:y="5.4cm">
          <draw:text-box>
            <text:p/>
          </draw:text-box>
        </draw:frame>
        <draw:frame draw:style-name="gr5" draw:text-style-name="P9" draw:layer="layout" svg:width="20.7cm" svg:height="21.8cm" svg:x="0cm" svg:y="5.3cm">
          <draw:text-box>
            <text:p text:style-name="P7"><text:span text:style-name="T6"/></text:p>
            <text:p text:style-name="P8"><text:span text:style-name="T7"/></text:p>
          </draw:text-box>
        </draw:frame>
        <draw:frame draw:style-name="gr6" draw:text-style-name="P11" draw:layer="layout" svg:width="10cm" svg:height="4.7cm" svg:x="0.2cm" svg:y="5.4cm">
          <draw:text-box>
            <text:p text:style-name="P10"><text:span text:style-name="T8">Technical skills</text:span></text:p>
            <text:p text:style-name="P10"><text:span text:style-name="T9"/></text:p>
            <text:list text:style-name="L2">
              <text:list-header>
                <text:p text:style-name="P10"><text:span text:style-name="T10"/></text:p>
              </text:list-header>
              <text:list-item>
                <text:p text:style-name="P10"><text:span text:style-name="T10">Analysis and synthesis on a research topic</text:span></text:p>
              </text:list-item>
              <text:list-item>
                <text:p text:style-name="P10"><text:span text:style-name="T10">Prototyping new scientific technologies</text:span></text:p>
              </text:list-item>
              <text:list-item>
                <text:p text:style-name="P10"><text:span text:style-name="T10">Ability in giving talks during international conferences</text:span></text:p>
              </text:list-item>
              <text:list-item>
                <text:p text:style-name="P10"><text:span text:style-name="T10">Ability in reporting weekly progress</text:span></text:p>
              </text:list-item>
              <text:list-item>
                <text:p text:style-name="P10"><text:span text:style-name="T10">Ability in communicating with pedagogy</text:span></text:p>
              </text:list-item>
            </text:list>
          </draw:text-box>
        </draw:frame>
        <draw:frame draw:style-name="gr7" draw:text-style-name="P12" draw:layer="layout" svg:width="10.8cm" svg:height="5.7cm" svg:x="10cm" svg:y="5.4cm">
          <draw:text-box>
            <text:p text:style-name="P10"><text:span text:style-name="T8">Computing skills</text:span></text:p>
            <text:p text:style-name="P10"><text:span text:style-name="T11"/></text:p>
            <text:list text:style-name="L2">
              <text:list-item>
                <text:p text:style-name="P10"><text:span text:style-name="T10">Development: C/C++ 11/14/17, Python</text:span></text:p>
              </text:list-item>
              <text:list-item>
                <text:p text:style-name="P10"><text:span text:style-name="T10">Versionning: Git, SVN</text:span></text:p>
              </text:list-item>
              <text:list-item>
                <text:p text:style-name="P10"><text:span text:style-name="T10">Script: XML, JSON, CMake, Shell UNIX</text:span></text:p>
              </text:list-item>
              <text:list-item>
                <text:p text:style-name="P10"><text:span text:style-name="T10">Web: Javascript, HTML, CSS, Node.js</text:span></text:p>
              </text:list-item>
              <text:list-item>
                <text:p text:style-name="P10"><text:span text:style-name="T10">Design: Design patterns, framework refactoring</text:span></text:p>
              </text:list-item>
              <text:list-item>
                <text:p text:style-name="P10"><text:span text:style-name="T10">Software and libraries: Qt, OpenMP, <text:s/>Geant4, ROOT,, iLCSoft</text:span></text:p>
              </text:list-item>
              <text:list-item>
                <text:p text:style-name="P10"><text:span text:style-name="T10">Technologies: TravisCI, Docker, CVMFS</text:span></text:p>
              </text:list-item>
            </text:list>
          </draw:text-box>
        </draw:frame>
        <draw:frame draw:style-name="gr8" draw:text-style-name="P13" draw:layer="layout" svg:width="9cm" svg:height="0.831cm" svg:x="0cm" svg:y="10.8cm">
          <draw:text-box>
            <text:p><text:span text:style-name="T12"><text:s text:c="2"/></text:span><text:span text:style-name="T12">Experiences and projects</text:span></text:p>
          </draw:text-box>
        </draw:frame>
        <draw:frame draw:style-name="standard" draw:layer="layout" svg:width="19.999cm" svg:height="17.521cm" svg:x="0.344cm" svg:y="11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3">Since July 2017</text:span></text:p>
                <text:p><text:span text:style-name="T13">Fellowship</text:span></text:p>
              </table:table-cell>
              <table:table-cell table:style-name="ce2">
                <text:p text:style-name="P14"><text:span text:style-name="T14">DESY</text:span><text:span text:style-name="T15"> – </text:span><text:span text:style-name="T16">Deutsch Elektronen Synchrotron</text:span></text:p>
                <text:p text:style-name="P14"><text:span text:style-name="T16">Fellowship program – FLC group</text:span></text:p>
                <text:list text:style-name="L3">
                  <text:list-header>
                    <text:p text:style-name="P14"><text:span text:style-name="T17"/></text:p>
                  </text:list-header>
                </text:list>
                <text:list text:style-name="L4">
                  <text:list-item>
                    <text:p text:style-name="P15"><text:span text:style-name="T18">ILD software reconstruction convener</text:span></text:p>
                  </text:list-item>
                  <text:list-item>
                    <text:p text:style-name="P15"><text:span text:style-name="T18">iLCSoft stack development and adminstration</text:span></text:p>
                    <text:p text:style-name="P15"><text:span text:style-name="T18"><text:s/></text:span><text:span text:style-name="T18">- Development of an automated energy calibration method (LCCalibration)</text:span></text:p>
                    <text:p text:style-name="P15"><text:span text:style-name="T18"><text:s/></text:span><text:span text:style-name="T18">- Development of core packages (Marlin, LCIO)</text:span></text:p>
                    <text:p text:style-name="P15"><text:span text:style-name="T18"><text:s/></text:span><text:span text:style-name="T18">- Software stack admin</text:span></text:p>
                    <text:p text:style-name="P15"><text:span text:style-name="T18"><text:s/></text:span><text:span text:style-name="T18">- Software deployment</text:span></text:p>
                    <text:p text:style-name="P15"><text:span text:style-name="T18"><text:s/></text:span><text:span text:style-name="T18">- Data quality insurance</text:span></text:p>
                    <text:p text:style-name="P15"><text:span text:style-name="T18"><text:s/></text:span><text:span text:style-name="T18">- Software support: software issues, tutorial sessions</text:span></text:p>
                  </text:list-item>
                  <text:list-item>
                    <text:p text:style-name="P15"><text:span text:style-name="T18">Development of multi-threaded version of the Marlin framework</text:span></text:p>
                    <text:p text:style-name="P15"><text:span text:style-name="T18"><text:s/></text:span><text:span text:style-name="T18">- Development of a thread-safe IO library (SIO)</text:span></text:p>
                    <text:p text:style-name="P15"><text:span text:style-name="T18"><text:s/></text:span><text:span text:style-name="T18">- Development of a thread-safe logging library (streamlog)</text:span></text:p>
                    <text:p text:style-name="P15"><text:span text:style-name="T18"><text:s/></text:span><text:span text:style-name="T18">- Design and implementation of the multi-threading version of Marlin</text:span></text:p>
                    <text:p text:style-name="P15"><text:span text:style-name="T18"><text:s/></text:span><text:span text:style-name="T18">- Porting of the ILD reconstruction chain to the multi-threaded framework</text:span></text:p>
                  </text:list-item>
                </text:list>
              </table:table-cell>
              <table:table-cell table:style-name="ce3">
                <text:p text:style-name="P16"><text:span text:style-name="T19">C/C++ 11/14/17, Python, ROOT, Shell, XML, Json, CMake, Qt, LaTeX, Beamer, Doxygen, Git, Docker, TravisCI</text:span></text:p>
              </table:table-cell>
            </table:table-row>
            <table:table-row table:style-name="ro2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Online data quality monitoring framework development for the high energy physics domain (DQM4HEP)</text:span></text:p>
                <text:list text:style-name="L5">
                  <text:list-header>
                    <text:p text:style-name="P15"><text:span text:style-name="T17"/></text:p>
                  </text:list-header>
                  <text:list-item>
                    <text:p text:style-name="P15"><text:span text:style-name="T17"><text:s/></text:span><text:span text:style-name="T17">Software architecture development</text:span></text:p>
                  </text:list-item>
                  <text:list-item>
                    <text:p text:style-name="P15"><text:span text:style-name="T17"><text:s/></text:span><text:span text:style-name="T17">Software development : network interface, graphical user interfaces (GUI), analysis user interfaces, DAQ interface, remote process managment</text:span></text:p>
                  </text:list-item>
                  <text:list-item>
                    <text:p text:style-name="P15"><text:span text:style-name="T17"><text:s/></text:span><text:span text:style-name="T17">Software validation using real test beam data at CERN (SPS)</text:span></text:p>
                  </text:list-item>
                  <text:list-item>
                    <text:p text:style-name="P15"><text:span text:style-name="T17"><text:s/></text:span><text:span text:style-name="T17">Deployment over multiple servers</text:span></text:p>
                  </text:list-item>
                  <text:list-item>
                    <text:p text:style-name="P15"><text:span text:style-name="T17"><text:s/></text:span><text:span text:style-name="T17">Presented at international conferences : </text:span></text:p>
                    <text:p text:style-name="P15"><text:span text:style-name="T17"><text:s/></text:span><text:span text:style-name="T17">- CALICE meeting (Japon, France) ~ 70 pers</text:span></text:p>
                    <text:p text:style-name="P15"><text:span text:style-name="T17"><text:s/></text:span><text:span text:style-name="T17">- IEEE Poster session (France)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3">
                <text:p text:style-name="P16"><text:span text:style-name="T22">C/C++, ROOT, Bash, </text:span></text:p>
                <text:p text:style-name="P16"><text:span text:style-name="T20">XML, JSON, CMake, </text:span></text:p>
                <text:p text:style-name="P16"><text:span text:style-name="T20">pthread, DIM, Qt,</text:span></text:p>
                <text:p text:style-name="P16"><text:span text:style-name="T20">LaTeX, Beamer, Doxygen, Git, Yaml,</text:span></text:p>
                <text:p text:style-name="P16"><text:span text:style-name="T20">Travis CI</text:span></text:p>
              </table:table-cell>
            </table:table-row>
            <table:table-row table:style-name="ro3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Particle flow algorithm development (ArborPFA) in the ILD detector for the ILC project</text:span></text:p>
                <text:list text:style-name="L5">
                  <text:list-header>
                    <text:p text:style-name="P15"><text:span text:style-name="T16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in the HEP context</text:span></text:p>
                  </text:list-item>
                  <text:list-item>
                    <text:p text:style-name="P15"><text:span text:style-name="T17"><text:s/></text:span><text:span text:style-name="T17">Applied in a study meant to separate nearby hadronic showers in the SDHCAL prototype</text:span></text:p>
                  </text:list-item>
                  <text:list-item>
                    <text:p text:style-name="P15"><text:span text:style-name="T17"><text:s/></text:span><text:span text:style-name="T17">Physics performances study for the ILC project using the ILD detector</text:span></text:p>
                  </text:list-item>
                  <text:list-item>
                    <text:p text:style-name="P15"><text:span text:style-name="T17"><text:s/></text:span><text:span text:style-name="T17">Presented at international conferences :</text:span></text:p>
                    <text:p text:style-name="P15"><text:span text:style-name="T17"><text:s/></text:span><text:span text:style-name="T17">- CALICE Meeting (Japan, USA, Spain, France, Germany) ~ 70 pers</text:span></text:p>
                    <text:p text:style-name="P15"><text:span text:style-name="T17"><text:s/></text:span><text:span text:style-name="T17">- Linear Collider Workshop (Japan, Canada) ~ <text:s/>200 p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6"><text:span text:style-name="T23">C/C++, XML, CMake, </text:span></text:p>
                <text:p text:style-name="P16"><text:span text:style-name="T23">Bash, PandoraSDK, OpenMP, ROOT, Geant4</text:span></text:p>
                <text:p text:style-name="P16"><text:span text:style-name="T23">LaTeX, Beamer, Git </text:span></text:p>
              </table:table-cell>
            </table:table-row>
            <table:table-row table:style-name="ro4">
              <table:table-cell table:style-name="ce1">
                <text:p><text:span text:style-name="T20"/></text:p>
                <text:p><text:span text:style-name="T20">2013</text:span></text:p>
                <text:p><text:span text:style-name="T20">6 months</text:span></text:p>
                <text:p><text:span text:style-name="T20">M2 internship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Separation of nearby hadronic shower in the SDHCAL prototype for the ILC project</text:span></text:p>
                <text:list text:style-name="L5">
                  <text:list-header>
                    <text:p text:style-name="P15"><text:span text:style-name="T24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for the SDHCAL prototype</text:span></text:p>
                  </text:list-item>
                  <text:list-item>
                    <text:p text:style-name="P15"><text:span text:style-name="T17"><text:s/></text:span><text:span text:style-name="T17">Algorithm purity and efficiency study using single hadron show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6"><text:span text:style-name="T23">C/C++, XML, CMake, </text:span></text:p>
                <text:p text:style-name="P16"><text:span text:style-name="T23">Bash, ROOT, </text:span></text:p>
                <text:p text:style-name="P16"><text:span text:style-name="T23">LaTeX, Beamer, Git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gr8" draw:text-style-name="P17" draw:layer="layout" svg:width="3.1cm" svg:height="0.831cm" svg:x="-0.065cm" svg:y="7cm">
          <draw:text-box>
            <text:p><text:span text:style-name="T25"><text:s text:c="2"/></text:span><text:span text:style-name="T12">Education</text:span></text:p>
          </draw:text-box>
        </draw:frame>
        <draw:frame draw:style-name="standard" draw:layer="layout" svg:width="20.087cm" svg:height="5.159cm" svg:x="0.413cm" svg:y="7.6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>
              <table:table-cell table:style-name="ce6">
                <text:p><text:span text:style-name="T20">2013 - 2017</text:span></text:p>
                <text:p text:style-name="P18"><text:span text:style-name="T20">PhD thesis</text:span></text:p>
              </table:table-cell>
              <table:table-cell table:style-name="ce7">
                <text:p text:style-name="P15"><text:span text:style-name="T21">Université Claude Bernard Lyon 1</text:span></text:p>
                <text:p text:style-name="P7"><text:span text:style-name="T16">Particle flow algorithm development (ArborPFA) in the ILD detector for the ILC project. Online data quality monitoring framework development.</text:span></text:p>
              </table:table-cell>
              <table:table-cell table:style-name="ce3">
                <text:p text:style-name="P16"><text:span text:style-name="T23">C/C++, ROOT, Python, Git, SVN, CMake,</text:span><text:span text:style-name="T10">XML, Json, CMake, Shell UNIX,</text:span><text:span text:style-name="T23"> Apache, DIM, Qt, Geant4, Doxygen</text:span></text:p>
              </table:table-cell>
            </table:table-row>
            <table:table-row table:style-name="ro6">
              <table:table-cell table:style-name="ce6">
                <text:p><text:span text:style-name="T20">2011 - 2013</text:span></text:p>
                <text:p><text:span text:style-name="T20">Master</text:span></text:p>
              </table:table-cell>
              <table:table-cell table:style-name="ce8">
                <text:p text:style-name="P15"><text:span text:style-name="T21">Université Claude Bernard Lyon 1</text:span></text:p>
                <text:p text:style-name="P15"><text:span text:style-name="T16">Subatomic physics and astrophyscics</text:span></text:p>
                <text:list text:style-name="L5">
                  <text:list-header>
                    <text:p text:style-name="P15"><text:span text:style-name="T26"/></text:p>
                  </text:list-header>
                </text:list>
              </table:table-cell>
              <table:table-cell table:style-name="ce3">
                <text:p text:style-name="P16"><text:span text:style-name="T23">C/C++, Image processing, Statistical physics, Particle physics</text:span></text:p>
              </table:table-cell>
            </table:table-row>
            <table:table-row table:style-name="ro7">
              <table:table-cell table:style-name="ce6">
                <text:p><text:span text:style-name="T20">2008 – 2011</text:span></text:p>
                <text:p><text:span text:style-name="T20">Licence</text:span></text:p>
              </table:table-cell>
              <table:table-cell table:style-name="ce7">
                <text:p text:style-name="P15"><text:span text:style-name="T21">Université Aix Marseille II</text:span></text:p>
                <text:p text:style-name="P15"><text:span text:style-name="T27">Physics licence</text:span></text:p>
              </table:table-cell>
              <table:table-cell table:style-name="ce3">
                <text:p text:style-name="P16"><text:span text:style-name="T23">C language, Numeric method for physics, Advanced mathematic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39cm" svg:height="7.305cm" svg:x="0.31cm" svg:y="13.89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8">
              <table:table-cell table:style-name="ce9">
                <text:p><text:span text:style-name="T28">2018</text:span></text:p>
              </table:table-cell>
              <table:table-cell table:style-name="ce10">
                <text:p text:style-name="P19"><text:span text:style-name="T29">CERN computing school – Tel-Aviv (Israel)</text:span></text:p>
              </table:table-cell>
              <table:table-cell table:style-name="ce3">
                <text:p text:style-name="P16"><text:span text:style-name="T19">Processor arch, multi-threading,</text:span></text:p>
                <text:p text:style-name="P16"><text:span text:style-name="T19">general software development</text:span></text:p>
              </table:table-cell>
            </table:table-row>
            <table:table-row table:style-name="ro9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1">
                <text:p text:style-name="P15"><text:span text:style-name="T16">SOS : School Of Statistics – Autrans (France)</text:span></text:p>
              </table:table-cell>
              <table:table-cell table:style-name="ce3">
                <text:p text:style-name="P16"><text:span text:style-name="T23">Multivariate analysis, neural network, Boosted decision tree</text:span></text:p>
              </table:table-cell>
            </table:table-row>
            <table:table-row table:style-name="ro10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2">
                <text:p text:style-name="P19"><text:span text:style-name="T16">Subatomic physics school – Lyon (France)</text:span></text:p>
              </table:table-cell>
              <table:table-cell table:style-name="ce3">
                <text:p text:style-name="P16"><text:span text:style-name="T23">Geant4, high energy physics</text:span></text:p>
              </table:table-cell>
            </table:table-row>
            <table:table-row table:style-name="ro11">
              <table:table-cell table:style-name="ce9">
                <text:p><text:span text:style-name="T30">2013</text:span></text:p>
                <text:p><text:span text:style-name="T30">PhD school</text:span></text:p>
              </table:table-cell>
              <table:table-cell table:style-name="ce12">
                <text:p text:style-name="P19"><text:span text:style-name="T27">Architectures , tools and methodologies for developping efficient large scale scientific computing applications – Bertinoro (Italia)</text:span></text:p>
              </table:table-cell>
              <table:table-cell table:style-name="ce3">
                <text:p text:style-name="P16"><text:span text:style-name="T30">C++ 11, OpenMP, GPU programming, Profiling tools</text:span></text:p>
              </table:table-cell>
            </table:table-row>
            <table:table-row table:style-name="ro12">
              <table:table-cell table:style-name="ce9">
                <text:p><text:span text:style-name="T30">2012</text:span></text:p>
                <text:p><text:span text:style-name="T30">Master school</text:span></text:p>
              </table:table-cell>
              <table:table-cell table:style-name="ce12">
                <text:p text:style-name="P19"><text:span text:style-name="T27"><text:s text:c="3"/></text:span><text:span text:style-name="T27">CERN Summer school – Geneva (Switzerland)</text:span></text:p>
              </table:table-cell>
              <table:table-cell table:style-name="ce3">
                <text:p text:style-name="P16"><text:span text:style-name="T30">Numerical simulation, Geant4, data analysi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0" draw:layer="layout" svg:width="8.3cm" svg:height="0.945cm" svg:x="0.001cm" svg:y="13.249cm">
          <draw:text-box>
            <text:p><text:span text:style-name="T12"><text:s/></text:span><text:span text:style-name="T12">Complementary education </text:span></text:p>
          </draw:text-box>
        </draw:frame>
        <draw:frame draw:style-name="gr8" draw:text-style-name="P20" draw:layer="layout" svg:width="12.681cm" svg:height="0.831cm" svg:x="0.3cm" svg:y="21.937cm">
          <draw:text-box>
            <text:p><text:span text:style-name="T12">Scientific notes, proceedings and papers</text:span></text:p>
          </draw:text-box>
        </draw:frame>
        <draw:frame draw:style-name="standard" draw:layer="layout" svg:width="18.898cm" svg:height="5.456cm" svg:x="0.898cm" svg:y="23.044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13">
                <text:p><text:span text:style-name="T31">DQM4HEP : A generic data quality monitoring for high energy physics</text:span></text:p>
                <text:list text:style-name="L1">
                  <text:list-item>
                    <text:p><text:span text:style-name="T32">EPJ Web of Conferences 214, 05036 (2019)</text:span></text:p>
                  </text:list-item>
                  <text:list-item>
                    <text:p><text:span text:style-name="T32">V01-04-04, 10.5281/zenodo.1012575 (2017)</text:span></text:p>
                  </text:list-item>
                  <text:list-item>
                    <text:p><text:span text:style-name="T32">AIDA-2020-MS67, </text:span><text:span text:style-name="T32"><text:a xlink:href="http://cds.cern.ch/record/2291805" xlink:type="simple">http://cds.cern.ch/record/2291805</text:a></text:span><text:span text:style-name="T32"><text:s/>(2017)</text:span></text:p>
                  </text:list-item>
                </text:list>
              </table:table-cell>
            </table:table-row>
            <table:table-row table:style-name="ro14">
              <table:table-cell table:style-name="ce13">
                <text:p><text:span text:style-name="T31">Separation of nearby hadronic showers in the CALICE SDHCAL prototype detector using ArborPFA</text:span></text:p>
                <text:list text:style-name="L3">
                  <text:list-item>
                    <text:p><text:span text:style-name="T32">CALICE-CAN-2015-001 (2015)</text:span></text:p>
                  </text:list-item>
                </text:list>
              </table:table-cell>
            </table:table-row>
            <table:table-row table:style-name="ro15">
              <table:table-cell table:style-name="ce14">
                <text:p text:style-name="P15"><text:span text:style-name="T31">Construction and commissioning of a technological prototype of a high-granularity semi-digital hadronic calorimeter</text:span></text:p>
                <text:list text:continue-numbering="true" text:style-name="L3">
                  <text:list-item>
                    <text:p text:style-name="P15"><text:span text:style-name="T32">JINST. 10. 10.1088/1748-0221/10/10/P10039 (2015)</text:span></text:p>
                  </text:list-item>
                </text:list>
              </table:table-cell>
            </table:table-row>
            <table:table-row table:style-name="ro16">
              <table:table-cell table:style-name="ce14">
                <text:p text:style-name="P15"><text:span text:style-name="T31">Tracking within Hadronic Showers in the SDHCAL prototype using Hough Transform Technique</text:span></text:p>
                <text:list text:continue-numbering="true" text:style-name="L3">
                  <text:list-item>
                    <text:p text:style-name="P15"><text:span text:style-name="T32">JINST, 10.1088/1748-0221/12/05/p05009 (2017)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999cm" svg:height="6.231cm" svg:x="0.518cm" svg:y="0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7">
              <table:table-cell table:style-name="ce1">
                <text:p><text:span text:style-name="T20"/></text:p>
                <text:p><text:span text:style-name="T20">2012</text:span></text:p>
                <text:p><text:span text:style-name="T20">3 months</text:span></text:p>
                <text:p><text:span text:style-name="T20">M1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Geant4 simulation of GEM detector for the CMS group of the LHC experiment</text:span></text:p>
                <text:list text:style-name="L7">
                  <text:list-header>
                    <text:p text:style-name="P7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Numerical simulation implementation </text:span></text:p>
                  </text:list-item>
                  <text:list-item>
                    <text:p text:style-name="P15"><text:span text:style-name="T30"><text:s/></text:span><text:span text:style-name="T30">Data analysis of simulated samples</text:span></text:p>
                  </text:list-item>
                </text:list>
              </table:table-cell>
              <table:table-cell table:style-name="ce5">
                <text:p text:style-name="P16"><text:span text:style-name="T23">C/C++, SVN, CMake, </text:span></text:p>
                <text:p text:style-name="P16"><text:span text:style-name="T23">Geant4, Doxygen,</text:span></text:p>
                <text:p text:style-name="P16"><text:span text:style-name="T23">ROOT</text:span></text:p>
              </table:table-cell>
            </table:table-row>
            <table:table-row table:style-name="ro18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Refactoring of the ILCDIRAC user interface for the LDC group at CERN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Application workflow analysis</text:span></text:p>
                  </text:list-item>
                  <text:list-item>
                    <text:p text:style-name="P15"><text:span text:style-name="T30"><text:s/></text:span><text:span text:style-name="T30">User interface refactoring and implementation</text:span></text:p>
                  </text:list-item>
                </text:list>
              </table:table-cell>
              <table:table-cell table:style-name="ce5">
                <text:p text:style-name="P16"><text:span text:style-name="T23">Python, Bash, XML, </text:span></text:p>
                <text:p text:style-name="P16"><text:span text:style-name="T23">Git, SVN, Doxygen</text:span></text:p>
              </table:table-cell>
            </table:table-row>
            <table:table-row table:style-name="ro19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PPM</text:span><text:span text:style-name="T16"> – Centre de Physique des Particules de Marseille</text:span></text:p>
                <text:p text:style-name="P15"><text:span text:style-name="T16">Set of cut optimisation on B meson selection for the B</text:span><text:span text:style-name="T34">s</text:span><text:span text:style-name="T35"> → </text:span><text:span text:style-name="T36">μ</text:span><text:span text:style-name="T37">+</text:span><text:span text:style-name="T36">μ</text:span><text:span text:style-name="T37">-</text:span><text:span text:style-name="T16"> channel of the LHCb experiment at LHC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LHCb data analysis</text:span></text:p>
                  </text:list-item>
                </text:list>
              </table:table-cell>
              <table:table-cell table:style-name="ce5">
                <text:p text:style-name="P16"><text:span text:style-name="T23">C/C++, ROOT, LaTeX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" svg:font-family="Courier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4" draw:display-name="Gradient 4" draw:style="linear" draw:start-color="#cfe7f5" draw:end-color="#729fcf" draw:start-intensity="100%" draw:end-intensity="100%" draw:angle="300" draw:border="0%"/>
    <draw:gradient draw:name="Gradient_20_5" draw:display-name="Gradient 5" draw:style="axial" draw:start-color="#cfe7f5" draw:end-color="#729fcf" draw:start-intensity="100%" draw:end-intensity="100%" draw:angle="300" draw:border="0%"/>
    <draw:gradient draw:name="Gradient_20_6" draw:display-name="Gradient 6" draw:style="radial" draw:cx="50%" draw:cy="50%" draw:start-color="#cfe7f5" draw:end-color="#729fcf" draw:start-intensity="100%" draw:end-intensity="100%" draw:border="0%"/>
    <draw:gradient draw:name="Gradient_20_7" draw:display-name="Gradient 7" draw:style="rectangular" draw:cx="50%" draw:cy="50%" draw:start-color="#cfe7f5" draw:end-color="#729fcf" draw:start-intensity="100%" draw:end-intensity="100%" draw:angle="0" draw:border="0%"/>
    <draw:gradient draw:name="Gradient_20_8" draw:display-name="Gradient 8" draw:style="linear" draw:start-color="#cfe7f5" draw:end-color="#729fc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9-30T18:58:09</meta:creation-date>
    <dc:date>2019-12-02T00:46:39.378214766</dc:date>
    <meta:editing-duration>PT21H36M27S</meta:editing-duration>
    <meta:editing-cycles>80</meta:editing-cycles>
    <meta:generator>LibreOffice/6.0.7.3$Linux_X86_64 LibreOffice_project/00m0$Build-3</meta:generator>
    <meta:document-statistic meta:object-count="16"/>
  </office:meta>
</office:document-meta>
</file>